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10 Pitch" svg:font-family="'Courier 10 Pitch'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margin-left="4.4311in" fo:margin-right="0in" fo:text-align="start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Courier 10 Pitch"/>
    </style:style>
    <style:style style:name="P6" style:family="paragraph" style:parent-style-name="Standard">
      <style:text-properties style:font-name="Courier 10 Pitch" fo:font-size="12pt" style:font-size-asian="12pt" style:font-size-complex="12pt"/>
    </style:style>
    <style:style style:name="P7" style:family="paragraph" style:parent-style-name="Standard"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.9846in" fo:margin-right="0in" fo:text-indent="0in" style:auto-text-indent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.9846in" fo:margin-right="0in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margin-left="0.9846in" fo:margin-right="0in" fo:text-indent="0in" style:auto-text-indent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margin-left="0.9846in" fo:margin-right="0in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.9846in" fo:margin-right="0in" fo:text-indent="0in" style:auto-text-indent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Times New Roman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fo:font-style="normal" style:font-style-asian="normal" style:font-style-complex="normal"/>
    </style:style>
    <style:style style:name="P18" style:family="paragraph" style:parent-style-name="Standard">
      <style:paragraph-properties fo:margin-left="0.9846in" fo:margin-right="0in" fo:text-indent="0in" style:auto-text-indent="fals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9" style:family="paragraph" style:parent-style-name="Standard">
      <style:paragraph-properties fo:margin-left="0.9846in" fo:margin-right="0in" fo:text-indent="0in" style:auto-text-indent="false"/>
      <style:text-properties fo:font-style="normal" style:font-style-asian="normal" style:font-style-complex="normal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Times New Roman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style:font-name="Times New Roman" fo:font-style="italic" style:text-underline-style="none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P 521, Homework 1</text:p>
      <text:p text:style-name="P1">Jeremy Calvert</text:p>
      <text:p text:style-name="P1">Michael Howe</text:p>
      <text:p text:style-name="P2"/>
      <text:p text:style-name="P2">Chapter 1, Problem 1</text:p>
      <text:p text:style-name="P3">False. <text:s/>Consider the preference lists</text:p>
      <text:p text:style-name="P3"/>
      <text:p text:style-name="P3"><draw:frame draw:style-name="fr1" draw:name="Object1" text:anchor-type="as-char" svg:width="1.0161in" svg:height="0.3965in" draw:z-index="0"><draw:object xlink:href="./Object 1" xlink:type="simple" xlink:show="embed" xlink:actuate="onLoad"/><draw:image xlink:href="./ObjectReplacements/Object 1" xlink:type="simple" xlink:show="embed" xlink:actuate="onLoad"/></draw:frame>and <draw:frame draw:style-name="fr1" draw:name="Object2" text:anchor-type="as-char" svg:width="1.0193in" svg:height="0.396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drawing an arrow from each person to their first choice looks like:</text:p>
      <text:p text:style-name="P3"/>
      <text:p text:style-name="P3"><draw:frame draw:style-name="fr1" draw:name="Object3" text:anchor-type="as-char" svg:width="1.0543in" svg:height="0.5953in" draw:z-index="2"><draw:object xlink:href="./Object 3" xlink:type="simple" xlink:show="embed" xlink:actuate="onLoad"/><draw:image xlink:href="./ObjectReplacements/Object 3" xlink:type="simple" xlink:show="embed" xlink:actuate="onLoad"/></draw:frame><text:line-break/></text:p>
      <text:p text:style-name="P3">meaning if any person is with their first choice, they're their partner's second choice.</text:p>
      <text:p text:style-name="P2"/>
      <text:p text:style-name="P2">Chapter 1, Problem 2</text:p>
      <text:p text:style-name="P3">True. <text:s/>Otherwise they would each prefer to be with each other, rather than to whom they are paired, contradicting the stability of the matching.</text:p>
      <text:p text:style-name="Standard"/>
      <text:p text:style-name="P2">Chapter 1, Problem 4</text:p>
      <text:p text:style-name="P4">We'll show that the following adaptation of the G-S algorithm to the student-hospital scenario always provides a stable matching.</text:p>
      <text:p text:style-name="P4"/>
      <text:p text:style-name="P5">While there is a hospital that doesn't have all positions filled and hasn't made a proposal to every student, choose such a hospital <text:span text:style-name="T1">h</text:span></text:p>
      <text:p text:style-name="P5"><text:tab/>Let <text:span text:style-name="T1">s</text:span> be the highest-ranked student in <text:span text:style-name="T1">h</text:span>'s preference list to whom <text:span text:style-name="T2">h</text:span> has not yet proposed</text:p>
      <text:p text:style-name="P5"><text:tab/>If <text:span text:style-name="T1">s</text:span> is free </text:p>
      <text:p text:style-name="P5"><text:tab/><text:tab/>then (<text:span text:style-name="T1">h</text:span>, <text:span text:style-name="T1">s</text:span>) are engaged (to have <text:span text:style-name="T1">h</text:span> be where <text:span text:style-name="T1">s</text:span> does their residence)</text:p>
      <text:p text:style-name="P5"><text:tab/>Else, </text:p>
      <text:p text:style-name="P5"><text:tab/><text:tab/>Let <text:span text:style-name="T1">h</text:span>' be the student to which <text:span text:style-name="T1">s</text:span> is currently engaged</text:p>
      <text:p text:style-name="P5"><text:tab/><text:tab/>If <text:span text:style-name="T1">s</text:span> prefers <text:span text:style-name="T1">h</text:span>' to <text:span text:style-name="T1">h</text:span></text:p>
      <text:p text:style-name="P5"><text:tab/><text:tab/><text:tab/>then <text:span text:style-name="T1">h</text:span> doesn't get engaged to <text:span text:style-name="T1">s</text:span> and the slot remains open</text:p>
      <text:p text:style-name="P5"><text:tab/><text:tab/>Else</text:p>
      <text:p text:style-name="P5"><text:tab/><text:tab/><text:tab/>(<text:span text:style-name="T1">h</text:span>, <text:span text:style-name="T1">s</text:span>) are engaged</text:p>
      <text:p text:style-name="P5"><text:tab/><text:tab/><text:span text:style-name="T3"><text:tab/></text:span><text:span text:style-name="T1">h</text:span><text:span text:style-name="T3">' has a slot opened up</text:span></text:p>
      <text:p text:style-name="P6"><text:tab/><text:tab/>Endif</text:p>
      <text:p text:style-name="P6"><text:tab/>Endif</text:p>
      <text:p text:style-name="P7">Endwhile</text:p>
      <text:p text:style-name="P7"/>
      <text:p text:style-name="P8">Assertion</text:p>
      <text:p text:style-name="P9">The algorithm terminates. <text:tab/><text:tab/><text:tab/><text:tab/><text:tab/><text:tab/><text:tab/><text:tab/>(a)</text:p>
      <text:p text:style-name="P10"/>
      <text:p text:style-name="P10">Proof</text:p>
      <text:p text:style-name="P11">In each iteration, we use up one of<text:span text:style-name="T4"><draw:frame draw:style-name="fr1" draw:name="Object10" text:anchor-type="as-char" svg:width="0.4346in" svg:height="0.1839in" draw:z-index="5"><draw:object xlink:href="./Object 10" xlink:type="simple" xlink:show="embed" xlink:actuate="onLoad"/><draw:image xlink:href="./ObjectReplacements/Object 10" xlink:type="simple" xlink:show="embed" xlink:actuate="onLoad"/></draw:frame></text:span>unique (hospital, student) combinations. <text:s/>Therefore the algorithm terminates after at most <text:span text:style-name="T4"><draw:frame draw:style-name="fr1" draw:name="Object11" text:anchor-type="as-char" svg:width="0.4346in" svg:height="0.1839in" draw:z-index="6"><draw:object xlink:href="./Object 11" xlink:type="simple" xlink:show="embed" xlink:actuate="onLoad"/><draw:image xlink:href="./ObjectReplacements/Object 11" xlink:type="simple" xlink:show="embed" xlink:actuate="onLoad"/></draw:frame></text:span>iterations. //</text:p>
      <text:p text:style-name="P11"/>
      <text:p text:style-name="P9"><text:span text:style-name="T5">Complexity</text:span>: <text:s/>The complexity is <draw:frame draw:style-name="fr1" draw:name="Object12" text:anchor-type="as-char" svg:width="0.7008in" svg:height="0.1917in" draw:z-index="11"><draw:object xlink:href="./Object 12" xlink:type="simple" xlink:show="embed" xlink:actuate="onLoad"/><draw:image xlink:href="./ObjectReplacements/Object 12" xlink:type="simple" xlink:show="embed" xlink:actuate="onLoad"/></draw:frame>which is <draw:frame draw:style-name="fr1" draw:name="Object13" text:anchor-type="as-char" svg:width="0.4866in" svg:height="0.2154in" draw:z-index="12"><draw:object xlink:href="./Object 13" xlink:type="simple" xlink:show="embed" xlink:actuate="onLoad"/><draw:image xlink:href="./ObjectReplacements/Object 13" xlink:type="simple" xlink:show="embed" xlink:actuate="onLoad"/></draw:frame>since there are more students than hospitals.</text:p>
      <text:p text:style-name="P9"/>
      <text:p text:style-name="P8">Assertion</text:p>
      <text:p text:style-name="P9">If a hospital has an open slot, then there is an available student. <text:s/><text:tab/><text:tab/><text:tab/>(b)</text:p>
      <text:p text:style-name="P10"/>
      <text:p text:style-name="P10">Proof</text:p>
      <text:p text:style-name="P12">Each student remains engaged for enrollment after becoming engaged, so the number of engaged students never decreases. <text:s/>The algorithm only terminates when there are no students that haven't been proposed to by some hospital, and there are more students then slots. <text:s/>Thus if there are no available students but a hospital has an open slot, there is a contradiction in assertion (a). //</text:p>
      <text:p text:style-name="P9"/>
      <text:p text:style-name="P9"><text:span text:style-name="T5">Correctness: </text:span>Assertion (b) implies that every position is filled for every hospital upon termination of the algorithm. <text:s/>We have left to show that the algorithm guarantees the two kinds of stability.</text:p>
      <text:p text:style-name="P4"/>
      <text:p text:style-name="P8">Assertion</text:p>
      <text:p text:style-name="P9">There are not two students <text:span text:style-name="T6">s</text:span> and <text:span text:style-name="T6">s</text:span>', and a hospital <text:span text:style-name="T6">h</text:span> such that<text:tab/><text:tab/>(First stability)</text:p>
      <text:list text:style-name="L1">
        <text:list-item>
          <text:p text:style-name="P13"><text:span text:style-name="T6">s</text:span> is assigned to <text:s/><text:span text:style-name="T6">h</text:span></text:p>
        </text:list-item>
        <text:list-item>
          <text:p text:style-name="P13"><text:span text:style-name="T6">s</text:span>' is assigned to no hospital</text:p>
        </text:list-item>
        <text:list-item>
          <text:p text:style-name="P13"><text:span text:style-name="T6">h</text:span> prefers <text:span text:style-name="T6">s</text:span>' to <text:span text:style-name="T6">s</text:span><text:tab/><text:tab/><text:tab/>(3)</text:p>
        </text:list-item>
      </text:list>
      <text:p text:style-name="P8"/>
      <text:p text:style-name="P10">Proof</text:p>
      <text:p text:style-name="P14">Suppose there are. <text:s/>In the execution of the above algorithm, <text:span text:style-name="T4">h</text:span> proposes to students in the order of its preference list. Since <text:span text:style-name="T4">s</text:span>’ is still free that means that no hospital has made an offer, in particular, <text:span text:style-name="T4">h</text:span> has not made an offer. <text:s/>But this is a contradicts the assertion that <text:span text:style-name="T4">s</text:span> is assigned to <text:span text:style-name="T4">h</text:span>, yet <text:span text:style-name="T4">h</text:span> prefers <text:span text:style-name="T4">s</text:span>' to <text:span text:style-name="T4">s</text:span>, because <text:span text:style-name="T4">h</text:span> must have already proposed to all students it prefers to <text:span text:style-name="T4">s</text:span>, including <text:span text:style-name="T4">s</text:span>'. //</text:p>
      <text:p text:style-name="P4"/>
      <text:p text:style-name="P8">Assertion</text:p>
      <text:p text:style-name="P9">There are not two students <text:span text:style-name="T6">s</text:span> and <text:span text:style-name="T6">s</text:span>', and a hospitals <text:span text:style-name="T6">h</text:span> and <text:span text:style-name="T6">h</text:span>' such that<text:tab/>(Second stability)</text:p>
      <text:list text:style-name="L1">
        <text:list-item text:start-value="1">
          <text:p text:style-name="P13"><text:span text:style-name="T6">s</text:span> is assigned to <text:s/><text:span text:style-name="T6">h</text:span></text:p>
        </text:list-item>
        <text:list-item>
          <text:p text:style-name="P13"><text:span text:style-name="T6">s</text:span>' is assigned to <text:span text:style-name="T6">h</text:span>'</text:p>
        </text:list-item>
        <text:list-item>
          <text:p text:style-name="P13"><text:span text:style-name="T6">h</text:span> prefers <text:span text:style-name="T6">s</text:span>' to <text:span text:style-name="T6">s</text:span><text:tab/><text:tab/>(3)</text:p>
        </text:list-item>
        <text:list-item>
          <text:p text:style-name="P13"><text:span text:style-name="T6">s</text:span>' prefers <text:span text:style-name="T6">h</text:span> to <text:span text:style-name="T6">h</text:span>'<text:tab/><text:tab/>(4)</text:p>
        </text:list-item>
      </text:list>
      <text:p text:style-name="P8"/>
      <text:p text:style-name="P10">Proof</text:p>
      <text:p text:style-name="P11"><text:span text:style-name="T7">Suppose there are. <text:s/>In the execution of the algorithm, the last proposal made by </text:span><text:span text:style-name="T6">h</text:span><text:span text:style-name="T7"> was to </text:span><text:span text:style-name="T6">s</text:span><text:span text:style-name="T7">. <text:s/>Either </text:span><text:span text:style-name="T6">h</text:span><text:span text:style-name="T7"> also proposed to </text:span><text:span text:style-name="T6">s</text:span><text:span text:style-name="T7">' at some earlier time or not. <text:s/>If not, then </text:span><text:span text:style-name="T6">s</text:span><text:span text:style-name="T7"> must be higher than </text:span><text:span text:style-name="T8">s'</text:span><text:span text:style-name="T7"> on the preference list of </text:span><text:span text:style-name="T6">h</text:span><text:span text:style-name="T7">, contradicting (3). <text:s/>If so, then </text:span><text:span text:style-name="T6">s</text:span><text:span text:style-name="T7">' must have rejected </text:span><text:span text:style-name="T6">h</text:span><text:span text:style-name="T7"> in favor of </text:span><text:span text:style-name="T6">h</text:span><text:span text:style-name="T7">', contradicting (4). <text:s/>In either case, a contradiction. //</text:span></text:p>
      <text:p text:style-name="P4"/>
      <text:p text:style-name="P2">Chapter 1, Problem 6</text:p>
      <text:p text:style-name="P15"/>
      <text:p text:style-name="P15">Define the preference list of each ship to be the list of ports stopped at (in stopping <text:s/>order). <text:s/>Define the preference list of each port to be the the list of ships that stop at it (in <text:span text:style-name="T5">reverse</text:span><text:span text:style-name="T9"> stopping order).</text:span></text:p>
      <text:p text:style-name="P15"/>
      <text:p text:style-name="Standard">In this context, the G-S algorithm reads as follows:</text:p>
      <text:p text:style-name="Standard"/>
      <text:p text:style-name="P5">While there is a ship who doesn't have a maintenance port and hasn't proposed to every port, choose such a ship<text:span text:style-name="T2"> </text:span><text:span text:style-name="T1">s</text:span></text:p>
      <text:p text:style-name="P5"><text:tab/>Let <text:span text:style-name="T1">p</text:span> be the highest-ranked port to whom <text:span text:style-name="T1">s</text:span> has not yet proposed</text:p>
      <text:p text:style-name="P5"><text:tab/>If <text:span text:style-name="T1">p</text:span> is free </text:p>
      <text:p text:style-name="P5"><text:tab/><text:tab/>then (<text:span text:style-name="T1">s</text:span>, <text:span text:style-name="T1">p</text:span>) are engaged (<text:span text:style-name="T1">p</text:span><text:span text:style-name="T2"> </text:span>to be where <text:span text:style-name="T1">s</text:span> has maintenance)</text:p>
      <text:p text:style-name="P5"><text:tab/>Else, </text:p>
      <text:p text:style-name="P5"><text:tab/><text:tab/>Let <text:span text:style-name="T1">s</text:span>' be the ship to which <text:span text:style-name="T1">p</text:span> is currently engaged</text:p>
      <text:p text:style-name="P5"><text:tab/><text:tab/>If <text:span text:style-name="T1">p</text:span> prefers <text:span text:style-name="T1">s</text:span>' to <text:span text:style-name="T1">s</text:span> (<text:span text:style-name="T1">s</text:span>' would begin docking there later)</text:p>
      <text:p text:style-name="P5"><text:tab/><text:tab/><text:tab/>then <text:span text:style-name="T1">s</text:span> remains free</text:p>
      <text:p text:style-name="P5"><text:tab/><text:tab/>Else</text:p>
      <text:p text:style-name="P5"><text:tab/><text:tab/><text:tab/>(<text:span text:style-name="T1">s</text:span>, <text:span text:style-name="T1">p</text:span>) are engaged</text:p>
      <text:p text:style-name="P5"><text:tab/><text:tab/><text:tab/><text:span text:style-name="T1">s</text:span>' becomes free</text:p>
      <text:p text:style-name="P5"><text:tab/><text:tab/>Endif</text:p>
      <text:p text:style-name="P5"><text:tab/>Endif</text:p>
      <text:p text:style-name="P5">Endwhile</text:p>
      <text:p text:style-name="Standard"/>
      <text:p text:style-name="Standard">We take the pairing yielded by this algorithm and prescribe that each ship's schedule is truncated when it reaches the port to which it's paired.</text:p>
      <text:p text:style-name="Standard"/>
      <text:p text:style-name="P16">Complexity and Correctness:</text:p>
      <text:p text:style-name="Standard">This is simply the G-S algorithm covered in class and in the text with variables renamed, where it's been proven that this algorithm is correct. <text:s/>It's also been established that the complexity is<draw:frame draw:style-name="fr1" draw:name="Object14" text:anchor-type="as-char" svg:width="0.4866in" svg:height="0.2154in" draw:z-index="13"><draw:object xlink:href="./Object 14" xlink:type="simple" xlink:show="embed" xlink:actuate="onLoad"/><draw:image xlink:href="./ObjectReplacements/Object 14" xlink:type="simple" xlink:show="embed" xlink:actuate="onLoad"/></draw:frame>, where <text:span text:style-name="T4">n </text:span><text:span text:style-name="T10">is in this case the number of ports (and ships). <text:s/>We </text:span>have left to show that the stability of this matching implies the condition that:</text:p>
      <text:p text:style-name="Standard"/>
      <text:p text:style-name="P8">Assertion</text:p>
      <text:p text:style-name="P17">No two ships are in the same port on the same day. <text:s/></text:p>
      <text:p text:style-name="P18"/>
      <text:p text:style-name="P19"><text:span text:style-name="T11">Proof</text:span> <text:s/></text:p>
      <text:p text:style-name="P19">Suppose not, so that as a result of the maintenance pairing described above, we have two ships <text:span text:style-name="T2">s</text:span> and <text:span text:style-name="T2">s</text:span>' in the same port <text:span text:style-name="T2">p</text:span> on the same day. <text:s/>Since the schedule was fine prior to maintenance pairing, this must have happened because one ship, say <text:span text:style-name="T2">s</text:span>, was being held in <text:span text:style-name="T2">p</text:span> for maintenance when <text:span text:style-name="T2">s</text:span>' arrived. <text:s/>Since <text:span text:style-name="T2">s</text:span>' is still traveling, it must not have been stopped for maintenance yet (at maintenance pair <text:span text:style-name="T2">p</text:span>'). <text:s/>This means, by definition of our preferences, both that <text:span text:style-name="T2">s</text:span>' prefers <text:span text:style-name="T2">p</text:span> to <text:span text:style-name="T2">p</text:span>', and that <text:span text:style-name="T2">p</text:span> prefers <text:span text:style-name="T2">s</text:span>' to <text:span text:style-name="T2">s,</text:span> contradicting the premise that we have a stable pairing. <text:s/>//</text:p>
      <text:p text:style-name="P20"/>
      <text:p text:style-name="P2">Chapter 2, Problem 3</text:p>
      <text:p text:style-name="P20"><draw:frame draw:style-name="fr1" draw:name="Object5" text:anchor-type="as-char" svg:width="0.8925in" svg:height="0.2228in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20"><draw:frame draw:style-name="fr1" draw:name="Object6" text:anchor-type="as-char" svg:width="1.0126in" svg:height="0.2083in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P21"><draw:frame draw:style-name="fr1" draw:name="Object9" text:anchor-type="as-char" svg:width="1.1035in" svg:height="0.2319in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21"><draw:frame draw:style-name="fr1" draw:name="Object4" text:anchor-type="as-char" svg:width="0.8335in" svg:height="0.231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1" draw:name="Object7" text:anchor-type="as-char" svg:width="0.8417in" svg:height="0.2319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1" draw:name="Object8" text:anchor-type="as-char" svg:width="0.9193in" svg:height="0.2319in" draw:z-index="4"><draw:object xlink:href="./Object 8" xlink:type="simple" xlink:show="embed" xlink:actuate="onLoad"/><draw:image xlink:href="./ObjectReplacements/Object 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10 Pitch" svg:font-family="'Courier 10 Pitch'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eremyc</meta:initial-creator>
    <meta:creation-date>2007-01-06T16:51:10</meta:creation-date>
    <dc:creator>jeremyc</dc:creator>
    <dc:date>2007-01-13T09:48:43</dc:date>
    <dc:language>en-US</dc:language>
    <meta:editing-cycles>26</meta:editing-cycles>
    <meta:editing-duration>P4DT9H44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4" meta:page-count="3" meta:paragraph-count="83" meta:word-count="926" meta:character-count="507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i>m</math:mi>
            <math:mi>:</math:mi>
          </math:mrow>
        </math:mtd>
        <math:mtd>
          <math:mi>w</math:mi>
        </math:mtd>
        <math:mtd>
          <math:mrow>
            <math:mi>w</math:mi>
            <math:mi>'</math:mi>
          </math:mrow>
        </math:mtd>
      </math:mtr>
      <math:mtr>
        <math:mtd>
          <math:mrow>
            <math:mi>m</math:mi>
            <math:mi>'</math:mi>
            <math:mi>:</math:mi>
          </math:mrow>
        </math:mtd>
        <math:mtd>
          <math:mrow>
            <math:mi>w</math:mi>
            <math:mi>'</math:mi>
          </math:mrow>
        </math:mtd>
        <math:mtd>
          <math:mi>w</math:mi>
        </math:mtd>
      </math:mtr>
    </math:mtable>
    <math:annotation math:encoding="StarMath 5.0">matrix { m : # w # w' ## m' : # w' # w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m</math:mi>
      <math:mo math:stretchy="false">×</math:mo>
      <math:mi>n</math:mi>
    </math:mrow>
    <math:annotation math:encoding="StarMath 5.0">m  times n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m</math:mi>
      <math:mo math:stretchy="false">×</math:mo>
      <math:mi>n</math:mi>
    </math:mrow>
    <math:annotation math:encoding="StarMath 5.0">m  times n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o math:stretchy="false"></math:mo>
        <math:mrow>
          <math:mi>m</math:mi>
          <math:mo math:stretchy="false">×</math:mo>
          <math:mi>n</math:mi>
        </math:mrow>
        <math:mo math:stretchy="false"></math:mo>
      </math:mrow>
    </math:mrow>
    <math:annotation math:encoding="StarMath 5.0">O(m  times n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o math:stretchy="false"></math:mo>
        <math:msup>
          <math:mi>n</math:mi>
          <math:mn>2</math:mn>
        </math:msup>
        <math:mo math:stretchy="false"></math:mo>
      </math:mrow>
    </math:mrow>
    <math:annotation math:encoding="StarMath 5.0">O(n^2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o math:stretchy="false"></math:mo>
        <math:msup>
          <math:mi>n</math:mi>
          <math:mn>2</math:mn>
        </math:msup>
        <math:mo math:stretchy="false"></math:mo>
      </math:mrow>
    </math:mrow>
    <math:annotation math:encoding="StarMath 5.0">O(n^2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i>w</math:mi>
            <math:mi>:</math:mi>
          </math:mrow>
        </math:mtd>
        <math:mtd>
          <math:mrow>
            <math:mi>m</math:mi>
            <math:mi>'</math:mi>
          </math:mrow>
        </math:mtd>
        <math:mtd>
          <math:mi>m</math:mi>
        </math:mtd>
      </math:mtr>
      <math:mtr>
        <math:mtd>
          <math:mrow>
            <math:mi>w</math:mi>
            <math:mi>'</math:mi>
            <math:mi>:</math:mi>
          </math:mrow>
        </math:mtd>
        <math:mtd>
          <math:mi>m</math:mi>
        </math:mtd>
        <math:mtd>
          <math:mrow>
            <math:mi>m</math:mi>
            <math:mi>'</math:mi>
          </math:mrow>
        </math:mtd>
      </math:mtr>
    </math:mtable>
    <math:annotation math:encoding="StarMath 5.0">matrix { w: # m' # m ## w' : # m # m' 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i>m</math:mi>
        </math:mtd>
        <math:mtd>
          <math:mo math:stretchy="false"></math:mo>
        </math:mtd>
        <math:mtd>
          <math:mi>w</math:mi>
        </math:mtd>
      </math:mtr>
      <math:mtr>
        <math:mtd>
          <math:mo math:stretchy="false"></math:mo>
        </math:mtd>
        <math:mtd>
          <math:mstyle math:color="white">
            <math:mrow>
              <math:mi math:fontstyle="italic">asfd</math:mi>
            </math:mrow>
          </math:mstyle>
        </math:mtd>
        <math:mtd>
          <math:mo math:stretchy="false"></math:mo>
        </math:mtd>
      </math:mtr>
      <math:mtr>
        <math:mtd>
          <math:mrow>
            <math:mi>w</math:mi>
            <math:mi>'</math:mi>
          </math:mrow>
        </math:mtd>
        <math:mtd>
          <math:mo math:stretchy="false"></math:mo>
        </math:mtd>
        <math:mtd>
          <math:mrow>
            <math:mi>m</math:mi>
            <math:mi>'</math:mi>
          </math:mrow>
        </math:mtd>
      </math:mtr>
    </math:mtable>
    <math:annotation math:encoding="StarMath 5.0">matrix { m # rightarrow # w ## uparrow # {color white asfd}  # downarrow ## w' # leftarrow  # m'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n>1</math:mn>
      </math:msub>
      <math:mrow>
        <math:mrow>
          <math:mo math:stretchy="false"></math:mo>
          <math:mi>n</math:mi>
          <math:mo math:stretchy="false"></math:mo>
        </math:mrow>
        <math:mo math:stretchy="false">=</math:mo>
        <math:msup>
          <math:mi>n</math:mi>
          <math:mn>2.5</math:mn>
        </math:msup>
      </math:mrow>
    </math:mrow>
    <math:annotation math:encoding="StarMath 5.0">f_1(n) = n^2.5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n>2</math:mn>
      </math:msub>
      <math:mrow>
        <math:mrow>
          <math:mo math:stretchy="false"></math:mo>
          <math:mi>n</math:mi>
          <math:mo math:stretchy="false"></math:mo>
        </math:mrow>
        <math:mo math:stretchy="false">=</math:mo>
        <math:msqrt>
          <math:mn>2n</math:mn>
        </math:msqrt>
      </math:mrow>
    </math:mrow>
    <math:annotation math:encoding="StarMath 5.0">f_2(n) = sqrt{2n}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n>3</math:mn>
      </math:msub>
      <math:mrow>
        <math:mrow>
          <math:mo math:stretchy="false"></math:mo>
          <math:mi>n</math:mi>
          <math:mo math:stretchy="false"></math:mo>
        </math:mrow>
        <math:mo math:stretchy="false">=</math:mo>
        <math:mrow>
          <math:mi>n</math:mi>
          <math:mo math:stretchy="false"></math:mo>
          <math:mn>10</math:mn>
        </math:mrow>
      </math:mrow>
    </math:mrow>
    <math:annotation math:encoding="StarMath 5.0">f_3(n) = n + 10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n>4</math:mn>
      </math:msub>
      <math:mrow>
        <math:mrow>
          <math:mo math:stretchy="false"></math:mo>
          <math:mi>n</math:mi>
          <math:mo math:stretchy="false"></math:mo>
        </math:mrow>
        <math:mo math:stretchy="false">=</math:mo>
        <math:msup>
          <math:mn>10</math:mn>
          <math:mi>n</math:mi>
        </math:msup>
      </math:mrow>
    </math:mrow>
    <math:annotation math:encoding="StarMath 5.0">f_4(n) = 10^n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n>5</math:mn>
      </math:msub>
      <math:mrow>
        <math:mrow>
          <math:mo math:stretchy="false"></math:mo>
          <math:mi>n</math:mi>
          <math:mo math:stretchy="false"></math:mo>
        </math:mrow>
        <math:mo math:stretchy="false">=</math:mo>
        <math:msup>
          <math:mn>100</math:mn>
          <math:mi>n</math:mi>
        </math:msup>
      </math:mrow>
    </math:mrow>
    <math:annotation math:encoding="StarMath 5.0">f_5(n) = 100^n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f</math:mi>
        <math:mn>6</math:mn>
      </math:msub>
      <math:mrow>
        <math:mrow>
          <math:mo math:stretchy="false"></math:mo>
          <math:mi>n</math:mi>
          <math:mo math:stretchy="false"></math:mo>
        </math:mrow>
        <math:mo math:stretchy="false">=</math:mo>
        <math:msup>
          <math:mi>n</math:mi>
          <math:mn>2</math:mn>
        </math:msup>
      </math:mrow>
      <math:mi>log</math:mi>
      <math:mi>n</math:mi>
    </math:mrow>
    <math:annotation math:encoding="StarMath 5.0">f_6(n) = n^2 log n</math:annotation>
  </math:semantics>
</math:math>
</file>